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paragraph-rsid="0075f1fe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35db3e" officeooo:paragraph-rsid="0075f1f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75f1fe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officeooo:rsid="00592e49" officeooo:paragraph-rsid="003792e8" style:font-size-asian="12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officeooo:rsid="006c9b4c" officeooo:paragraph-rsid="00753332" style:font-size-asian="12pt" style:font-size-complex="12pt"/>
    </style:style>
    <style:style style:name="P6" style:family="paragraph" style:parent-style-name="Standard">
      <style:text-properties style:text-line-through-style="solid" style:text-line-through-type="single" style:font-name="DejaVu Sans Condensed" fo:font-size="12pt" fo:font-weight="bold" officeooo:rsid="0071a812" officeooo:paragraph-rsid="0071a812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text-properties style:text-line-through-style="solid" style:text-line-through-type="single" style:font-name="DejaVu Sans Condensed" fo:font-size="12pt" fo:font-weight="bold" officeooo:rsid="0071a812" officeooo:paragraph-rsid="0071a812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style:text-line-through-style="solid" style:text-line-through-type="single"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solid" style:text-line-through-type="single"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text-line-through-style="solid" style:text-line-through-type="single"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line-through-style="solid" style:text-line-through-type="single" style:font-name="DejaVu Sans Condensed" fo:font-size="12pt" fo:font-weight="normal" officeooo:rsid="00623833" officeooo:paragraph-rsid="00623833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1a812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270f0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73edac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753332" style:font-weight-asian="bold" style:font-weight-complex="bold"/>
    </style:style>
    <style:style style:name="T11" style:family="text">
      <style:text-properties officeooo:rsid="007270f0"/>
    </style:style>
    <style:style style:name="T12" style:family="text">
      <style:text-properties officeooo:rsid="0072d26e"/>
    </style:style>
    <style:style style:name="T13" style:family="text">
      <style:text-properties officeooo:rsid="00753332"/>
    </style:style>
    <style:style style:name="T14" style:family="text">
      <style:text-properties officeooo:rsid="0035db3e"/>
    </style:style>
    <style:style style:name="T15" style:family="text">
      <style:text-properties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7270f0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71a81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73edac" style:font-size-asian="12pt" style:font-weight-asian="bold" style:font-size-complex="12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4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5">5</text:span><text:span text:style-name="T16">0</text:span><text:span text:style-name="T17">2</text:span><text:span text:style-name="T18"> - </text:span><text:span text:style-name="T19">A/G</text:span><text:span text:style-name="T20"> - </text:span><text:span text:style-name="T21">Quick and dirty basic engagement </text:span><text:span text:style-name="T22">and targeting </text:span><text:span text:style-name="T21">flow -- WIP</text:span></text:p>
      <text:p text:style-name="P4"/>
      <text:p text:style-name="P6">Fence in</text:p>
      <text:list text:style-name="L1">
        <text:list-item>
          <text:p text:style-name="P8">Master arm <text:span text:style-name="T9">ON</text:span></text:p>
        </text:list-item>
        <text:list-item>
          <text:p text:style-name="P8">Ground safety <text:span text:style-name="T9">OFF</text:span></text:p>
        </text:list-item>
        <text:list-item>
          <text:p text:style-name="P8">TSD in <text:span text:style-name="T9">ATK</text:span> phase<text:span text:style-name="T11"> (use OSBs)</text:span></text:p>
        </text:list-item>
        <text:list-item>
          <text:p text:style-name="P8">Laser designator code and Hellfire laser code set (usually to same code)</text:p>
        </text:list-item>
      </text:list>
      <text:p text:style-name="P12"/>
      <text:p text:style-name="P6">Human PLT <text:span text:style-name="T12">engagement</text:span> flow with George AI as CPG</text:p>
      <text:list text:style-name="L2">
        <text:list-item>
          <text:p text:style-name="P9">Press <text:span text:style-name="T9">Trim Hat press</text:span> to bring up George AI menu.</text:p>
        </text:list-item>
        <text:list-item>
          <text:p text:style-name="P9"><text:span text:style-name="T9">Trim Hat left</text:span> to cycle George's weapons, <text:span text:style-name="T9">Trim Hat right</text:span> to cycle weapon modes. <text:s/><text:span text:style-name="T9">Hellfire LOBL recommended.</text:span></text:p>
        </text:list-item>
        <text:list-item>
          <text:p text:style-name="P9">Press <text:span text:style-name="T9">Trim Hat up</text:span> to tell George to search where you're looking. <text:s/>If targets found, use <text:span text:style-name="T9">Trim Hat up/down</text:span> to go through the list, <text:span text:style-name="T9">Trim Hat right</text:span> to select target, <text:span text:style-name="T9">Trim hat left</text:span> to cancel.</text:p>
        </text:list-item>
        <text:list-item>
          <text:p text:style-name="P9">Use OSBs on <text:span text:style-name="T9">TSD</text:span> page to set the <text:span text:style-name="T9">Acquisition Source</text:span> to <text:span text:style-name="T9">TADS</text:span>. <text:s/>This will put a crosshair on your HMD where the TADS (and George) is looking.</text:p>
        </text:list-item>
        <text:list-item>
          <text:p text:style-name="P7">With George in Hellfires mode:</text:p>
          <text:list>
            <text:list-item>
              <text:p text:style-name="P9">When target is selected, get in range. <text:s/>George's max range is <text:span text:style-name="T9">8000 m</text:span>, or if you select Hellfires yourself (<text:span text:style-name="T9">Gray Reset Hat left</text:span>), you can go up to <text:span text:style-name="T9">9200 m</text:span>.</text:p>
            </text:list-item>
            <text:list-item>
              <text:p text:style-name="P9">When in range and in constraints, Hellfire box will be <text:span text:style-name="T9">large and solid</text:span>. <text:s/><text:span text:style-name="T9">Command George to fire with Red Button</text:span>, or manually fire with <text:span text:style-name="T9">Trigger</text:span> if you selected Hellfires.</text:p>
            </text:list-item>
          </text:list>
        </text:list-item>
        <text:list-item>
          <text:p text:style-name="P7">With George in Rockets mode:</text:p>
          <text:list>
            <text:list-item>
              <text:p text:style-name="P9">Put yourself in rockets mode as well (<text:span text:style-name="T9">Gray Reset Hat right</text:span>), should say <text:span text:style-name="T9">COOP</text:span> on HMD.</text:p>
            </text:list-item>
            <text:list-item>
              <text:p text:style-name="P9">George will keep crosshairs on target and lase for ranging, <text:span text:style-name="T9">you fly to put crosshair on I-beam reticle</text:span>. <text:s/>Both crosshair and I-beam follow your HMD visually, but are actually relative to the aircraft centerline.</text:p>
            </text:list-item>
            <text:list-item>
              <text:p text:style-name="P9"><text:span text:style-name="T9">Center the ball</text:span> for best accuracy (no sideslip).</text:p>
            </text:list-item>
            <text:list-item>
              <text:p text:style-name="P9">Pilot fires rockets with <text:span text:style-name="T9">Trigger</text:span>.</text:p>
            </text:list-item>
          </text:list>
        </text:list-item>
        <text:list-item>
          <text:p text:style-name="P7">With George in Guns mode:</text:p>
          <text:list>
            <text:list-item>
              <text:p text:style-name="P9">Command George to fire with <text:span text:style-name="T9">Red Button</text:span>. <text:s/>George will fire burst in accordance with burst size setting.</text:p>
            </text:list-item>
            <text:list-item>
              <text:p text:style-name="P9">Sometimes he stops lasing the target and won't fire, not sure how to reset...</text:p>
            </text:list-item>
          </text:list>
        </text:list-item>
      </text:list>
      <text:p text:style-name="P10"/>
      <text:p text:style-name="P6">Human CPG <text:span text:style-name="T12">engagement</text:span> flow with George AI as PLT</text:p>
      <text:list text:style-name="L3">
        <text:list-item>
          <text:p text:style-name="P5"><text:span text:style-name="T13">Optional: Remove the TADS video from the HMD, leaving it only on the TADS display</text:span>:</text:p>
          <text:list>
            <text:list-item>
              <text:p text:style-name="P5">Select HMD as <text:span text:style-name="T13">S</text:span>ight<text:span text:style-name="T13"> (</text:span><text:span text:style-name="T10">Bottom Hat up</text:span><text:span text:style-name="T13">)</text:span>, then turn down <text:span text:style-name="T9">BRT</text:span> (brightness) on the TEDAC unit all the way to turn off the background video.</text:p>
            </text:list-item>
            <text:list-item>
              <text:p text:style-name="P5">Then select TADS as <text:span text:style-name="T13">S</text:span>ight<text:span text:style-name="T13"> (</text:span><text:span text:style-name="T10">Bottom Hat forward</text:span><text:span text:style-name="T13">)</text:span>, and the brightness on the IHADSS will stay off, while the BRT rocker now controls the TADS image.</text:p>
            </text:list-item>
          </text:list>
        </text:list-item>
        <text:list-item>
          <text:p text:style-name="P11">Press <text:span text:style-name="T9">Trim Hat press</text:span> to bring up George AI menu.</text:p>
          <text:list>
            <text:list-item>
              <text:p text:style-name="P11"><text:span text:style-name="T9">Trim Hat left short</text:span> to cycle flight mode. <text:s/><text:span text:style-name="T9">Recommended to leave in H-B when hovering.</text:span></text:p>
            </text:list-item>
            <text:list-item>
              <text:p text:style-name="P11"><text:span text:style-name="T9">Trim Hat right short</text:span> to <text:span text:style-name="T9">turn helicopter to where you're looking</text:span>.</text:p>
            </text:list-item>
            <text:list-item>
              <text:p text:style-name="P11"><text:span text:style-name="T9">Trim Hat up/down/left/right long</text:span> to translate slowly <text:span text:style-name="T9">while held</text:span>.</text:p>
            </text:list-item>
            <text:list-item>
              <text:p text:style-name="P11"><text:span text:style-name="T9">Trim Hat up/down short</text:span> to change altitude 10 ft at a time.</text:p>
            </text:list-item>
            <text:list-item>
              <text:p text:style-name="P11">George will try to hold radar altitude as you go over terrain.</text:p>
            </text:list-item>
          </text:list>
        </text:list-item>
        <text:list-item>
          <text:p text:style-name="P11"><text:span text:style-name="T9">Use Joystick and Throttle grip as your primary CPG controls</text:span>; collective will not be used.</text:p>
        </text:list-item>
        <text:list-item>
          <text:p text:style-name="P11">Select weapon with <text:span text:style-name="T9">Gray Reset Hat</text:span>; left for Hellfires.</text:p>
        </text:list-item>
        <text:list-item>
          <text:p text:style-name="P11">Press <text:span text:style-name="T9">Bottom Hat forward</text:span> to select TADS as your <text:span text:style-name="T9">Sight</text:span>. <text:s/>You should now be able to slew the TADS with <text:span text:style-name="T9">TDC ministick</text:span>. <text:s/>TADS controls:</text:p>
          <text:list>
            <text:list-item>
              <text:p text:style-name="P11"><text:span text:style-name="T9">Zoom with Middle Finger Hat</text:span>: <text:span text:style-name="T9">up/down</text:span> for min/max zoom, and <text:span text:style-name="T9">left/right</text:span> for intermediate zooms.</text:p>
            </text:list-item>
            <text:list-item>
              <text:p text:style-name="P11"><text:span text:style-name="T9">Change TV/IR with Pinky Wheel forward/back</text:span>, and <text:span text:style-name="T9">press</text:span> to change IR polarity.</text:p>
            </text:list-item>
          </text:list>
        </text:list-item>
        <text:list-item>
          <text:p text:style-name="P11">To <text:span text:style-name="T9">slave</text:span> your TADS to your helmet sight:</text:p>
          <text:list>
            <text:list-item>
              <text:p text:style-name="P11"><text:span text:style-name="T9">First</text:span> use OSBs on <text:span text:style-name="T9">TSD</text:span> page to set the <text:span text:style-name="T9">Acquisition Source</text:span> to <text:span text:style-name="T9">GHS</text:span>. <text:s/>You can also set other Acq Sources, like PHS (Pilot's Helmet Sight, to slave TADS to where pilot is looking), or a waypoint/targetpoint (useful if you know exactly where your target is).</text:p>
            </text:list-item>
            <text:list-item>
              <text:p text:style-name="P11"><text:span text:style-name="T9">Then</text:span> press <text:span text:style-name="T9">Bottom Hat press</text:span> to toggle slaving. <text:s/>TADS will remain slaved (and TDC won't slew) until you unslave.</text:p>
            </text:list-item>
          </text:list>
        </text:list-item>
        <text:list-item>
          <text:p text:style-name="P11"><text:span text:style-name="T9">Lase the target</text:span> under the crosshairs with <text:span text:style-name="T9">Front Thumb Button press and hold</text:span>. <text:s/>When lasing, diagonal lines appear around crosshair. <text:s/>Max laser range is 9999 m.</text:p>
        </text:list-item>
        <text:list-item>
          <text:p text:style-name="P11"><text:span text:style-name="T9">Ground lock the TADS</text:span> with <text:span text:style-name="T9">Middle Finger Hat press</text:span> to toggle <text:span text:style-name="T9">Linear Motion Compensator</text:span>. <text:s/>When LMC is on, crosshairs have small bars at the ends, slewing becomes additive/continuous, kind of tricky.</text:p>
        </text:list-item>
        <text:list-item>
          <text:p text:style-name="P11">When lasing and pointing in the general vicinity of the target, Hellfire box should become <text:span text:style-name="T9">large and solid</text:span>, meaning Hellfire sees the laser and is OK to fire.</text:p>
        </text:list-item>
        <text:list-item>
          <text:p text:style-name="P11"><text:span text:style-name="T9">Press Trigger to fire. <text:s/>Keep lasing until impact.</text:span> <text:s/>Fire another around 8-10 seconds apart; after first missile hits, <text:span text:style-name="T9">keep lasing</text:span> the whole time while slewing to the next target so it sees the laser spot mo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07T15:20:32.790000000</dc:date>
    <meta:editing-duration>PT14H41S</meta:editing-duration>
    <meta:editing-cycles>7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0" meta:word-count="775" meta:character-count="4191" meta:non-whitespace-character-count="3489"/>
  </office:meta>
</office:document-meta>
</file>